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table:number-columns-repeated="4"/>
          <table:table-cell office:value-type="string">
            <text:p>TOTALS</text:p>
          </table:table-cell>
          <table:table-cell office:value-type="float" office:value="50">
            <text:p>50.00</text:p>
          </table:table-cell>
          <table:table-cell office:value-type="string">
            <text:p>Amount</text:p>
          </table:table-cell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float" office:value="99000">
            <text:p>99,000.00</text:p>
          </table:table-cell>
          <table:table-cell office:value-type="float" office:value="210000">
            <text:p>210,000.00</text:p>
          </table:table-cell>
          <table:table-cell office:value-type="float" office:value="485000">
            <text:p>485,000.00</text:p>
          </table:table-cell>
          <table:table-cell/>
          <table:table-cell table:formula="of:=SUM([.A4:.D4])" office:value-type="float" office:value="794000">
            <text:p>794,000.00</text:p>
          </table:table-cell>
          <table:table-cell table:formula="of:=[.E4]/[.F1]" office:value-type="float" office:value="15880">
            <text:p>15,880.00</text:p>
          </table:table-cell>
          <table:table-cell office:value-type="string">
            <text:p>Standard D</text:p>
          </table:table-cell>
          <table:table-cell table:number-columns-repeated="1017"/>
        </table:table-row>
        <table:table-row table:style-name="ro1">
          <table:table-cell table:formula="of:=[.A4]/[.$F$5]" office:value-type="float" office:value="6.38709677419355">
            <text:p>6.39</text:p>
          </table:table-cell>
          <table:table-cell table:formula="of:=[.B4]/[.$F$5]" office:value-type="float" office:value="13.5483870967742">
            <text:p>13.55</text:p>
          </table:table-cell>
          <table:table-cell table:formula="of:=[.C4]/[.$F$5]" office:value-type="float" office:value="31.2903225806452">
            <text:p>31.29</text:p>
          </table:table-cell>
          <table:table-cell table:formula="of:=[.D4]/[.$F$5]" office:value-type="float" office:value="0">
            <text:p>0.00</text:p>
          </table:table-cell>
          <table:table-cell table:formula="of:=SUM([.A5:.D5])" office:value-type="float" office:value="51.2258064516129">
            <text:p>51.23</text:p>
          </table:table-cell>
          <table:table-cell office:value-type="float" office:value="15500">
            <text:p>15,500.00</text:p>
          </table:table-cell>
          <table:table-cell office:value-type="string">
            <text:p>Modified D</text:p>
          </table:table-cell>
          <table:table-cell table:number-columns-repeated="1017"/>
        </table:table-row>
        <table:table-row table:style-name="ro1">
          <table:table-cell table:formula="of:=ROUNDDOWN([.A5])" office:value-type="float" office:value="6">
            <text:p>6.00</text:p>
          </table:table-cell>
          <table:table-cell table:formula="of:=ROUNDDOWN([.B5])" office:value-type="float" office:value="13">
            <text:p>13.00</text:p>
          </table:table-cell>
          <table:table-cell table:formula="of:=ROUNDDOWN([.C5])" office:value-type="float" office:value="31">
            <text:p>31.00</text:p>
          </table:table-cell>
          <table:table-cell table:formula="of:=ROUNDDOWN([.D5])" office:value-type="float" office:value="0">
            <text:p>0.00</text:p>
          </table:table-cell>
          <table:table-cell table:formula="of:=SUM([.A6:.D6])" office:value-type="float" office:value="50">
            <text:p>50.00</text:p>
          </table:table-cell>
          <table:table-cell table:style-name="ce3" table:formula="of:=IF([.E6]&lt;[.E5];1;0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8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8T16:27:57.31</meta:creation-date>
    <dc:date>2020-06-28T18:50:02.90</dc:date>
    <dc:creator>Hyzenthlay Warren</dc:creator>
    <meta:editing-duration>PT57M2S</meta:editing-duration>
    <meta:editing-cycles>2</meta:editing-cycles>
    <meta:generator>OpenOffice/4.1.6$Win32 OpenOffice.org_project/416m1$Build-9790</meta:generator>
    <meta:document-statistic meta:table-count="3" meta:cell-count="23" meta:object-count="0"/>
  </office:meta>
</office:document-meta>
</file>